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8"/>
    <style:style style:name="P2" style:family="paragraph" style:parent-style-name="Standard" style:list-style-name="L9"/>
    <style:style style:name="P3" style:family="paragraph" style:parent-style-name="Standard" style:list-style-name="L10"/>
    <style:style style:name="P4" style:family="paragraph" style:parent-style-name="Standard" style:list-style-name="L11"/>
    <style:style style:name="P5" style:family="paragraph" style:parent-style-name="Standard" style:list-style-name="L12"/>
    <style:style style:name="P6" style:family="paragraph" style:parent-style-name="Standard" style:list-style-name="L14"/>
    <style:style style:name="P7" style:family="paragraph" style:parent-style-name="Standard" style:list-style-name="L15"/>
    <style:style style:name="P8" style:family="paragraph" style:parent-style-name="Standard" style:list-style-name="L16"/>
    <style:style style:name="P9" style:family="paragraph" style:parent-style-name="Standard" style:list-style-name="L17"/>
    <style:style style:name="P10" style:family="paragraph" style:parent-style-name="Standard" style:list-style-name="L18"/>
    <style:style style:name="P11" style:family="paragraph" style:parent-style-name="Standard" style:list-style-name="L19"/>
    <style:style style:name="P12" style:family="paragraph" style:parent-style-name="Standard" style:list-style-name="L20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0,000,000</text:p>
      <text:p text:style-name="Standard">10% of viewership sees ad or program, 10% of them visit site, 10% of them purchase content. 50,000 potential customers.</text:p>
      <text:p text:style-name="Standard"/>
      <text:p text:style-name="Standard">Content Levels</text:p>
      <text:list xml:id="list38654535" text:style-name="L20">
        <text:list-item>
          <text:p text:style-name="P12">Free</text:p>
        </text:list-item>
        <text:list-item>
          <text:p text:style-name="P12">Basic ~ $3/month $12/6 monthes</text:p>
        </text:list-item>
        <text:list-item>
          <text:p text:style-name="P12">Premium ~$5/month $20/6 monthes</text:p>
        </text:list-item>
      </text:list>
      <text:p text:style-name="Standard"/>
      <text:p text:style-name="Standard">$5</text:p>
      <text:p text:style-name="Standard">$10</text:p>
      <text:p text:style-name="Standard">$15</text:p>
      <text:p text:style-name="Standard">$20</text:p>
      <text:p text:style-name="Standard"/>
      <text:p text:style-name="Standard">Basic Pack for 1<text:span text:style-name="T1">st</text:span> release:</text:p>
      <text:p text:style-name="Standard"/>
      <text:p text:style-name="Standard">Surfing</text:p>
      <text:p text:style-name="Standard">Holua</text:p>
      <text:p text:style-name="Standard">Slope Sports (Snowboard, Skiing)</text:p>
      <text:p text:style-name="Standard"/>
      <text:p text:style-name="Standard">Hawaii</text:p>
      <text:list xml:id="list38264917" text:style-name="L9">
        <text:list-item>
          <text:p text:style-name="P2">Hawaii Pipeline Beach</text:p>
        </text:list-item>
        <text:list-item>
          <text:p text:style-name="P2">Hawaii Holua Sled Run</text:p>
        </text:list-item>
      </text:list>
      <text:p text:style-name="Standard">California</text:p>
      <text:list xml:id="list38252454" text:style-name="L10">
        <text:list-item>
          <text:p text:style-name="P3">LA Surfing Zone</text:p>
        </text:list-item>
        <text:list-item>
          <text:p text:style-name="P3">Sierra Snowboard/Ski slope</text:p>
        </text:list-item>
      </text:list>
      <text:p text:style-name="Standard"/>
      <text:p text:style-name="Standard">Pay Content</text:p>
      <text:p text:style-name="Standard"/>
      <text:p text:style-name="Standard">ATV</text:p>
      <text:p text:style-name="Standard">Skateboard</text:p>
      <text:p text:style-name="Standard">Water Sports (Jetski, Sailing, Boating)</text:p>
      <text:p text:style-name="Standard">Street Louge</text:p>
      <text:p text:style-name="Standard">Parkour</text:p>
      <text:p text:style-name="Standard">SCUBA</text:p>
      <text:p text:style-name="Standard">Sky Dive</text:p>
      <text:p text:style-name="Standard">Hangliding</text:p>
      <text:p text:style-name="Standard">Parasailinng</text:p>
      <text:p text:style-name="Standard"/>
      <text:p text:style-name="Standard">Alps</text:p>
      <text:list xml:id="list38633417" text:style-name="L19">
        <text:list-item>
          <text:p text:style-name="P11">Slope Sports</text:p>
        </text:list-item>
      </text:list>
      <text:p text:style-name="Standard"/>
      <text:p text:style-name="Standard">Brazil</text:p>
      <text:list xml:id="list38596012" text:style-name="L18">
        <text:list-item>
          <text:p text:style-name="P10">Water Sports</text:p>
        </text:list-item>
        <text:list-item>
          <text:p text:style-name="P10">Parkour</text:p>
        </text:list-item>
      </text:list>
      <text:p text:style-name="Standard"/>
      <text:p text:style-name="Standard">Jamaica</text:p>
      <text:list xml:id="list38612912" text:style-name="L17">
        <text:list-item>
          <text:p text:style-name="P9">Water Sports</text:p>
        </text:list-item>
      </text:list>
      <text:p text:style-name="Standard"/>
      <text:p text:style-name="Standard">Thailand</text:p>
      <text:list xml:id="list38581178" text:style-name="L15">
        <text:list-item>
          <text:p text:style-name="P7">Water Sports</text:p>
        </text:list-item>
      </text:list>
      <text:p text:style-name="Standard"><text:soft-page-break/></text:p>
      <text:p text:style-name="Standard">Malaysia</text:p>
      <text:list xml:id="list38606148" text:style-name="L16">
        <text:list-item>
          <text:p text:style-name="P8">Water Sports</text:p>
        </text:list-item>
      </text:list>
      <text:p text:style-name="Standard"/>
      <text:p text:style-name="Standard">Hawii</text:p>
      <text:list xml:id="list38528077" text:style-name="L11">
        <text:list-item>
          <text:p text:style-name="P4">ATV track</text:p>
        </text:list-item>
        <text:list-item>
          <text:p text:style-name="P4">Water Sports</text:p>
        </text:list-item>
      </text:list>
      <text:p text:style-name="Standard"/>
      <text:p text:style-name="Standard">Florida</text:p>
      <text:list xml:id="list38549093" text:style-name="L14">
        <text:list-item>
          <text:p text:style-name="P6">ATV track</text:p>
        </text:list-item>
        <text:list-item>
          <text:p text:style-name="P6">Water Sports</text:p>
        </text:list-item>
      </text:list>
      <text:p text:style-name="Standard"/>
      <text:p text:style-name="Standard">California</text:p>
      <text:list xml:id="list38536090" text:style-name="L12">
        <text:list-item>
          <text:p text:style-name="P5">LA Skate park</text:p>
        </text:list-item>
        <text:list-item>
          <text:p text:style-name="P5">SF Street Louge</text:p>
        </text:list-item>
      </text:list>
      <text:p text:style-name="Standard"/>
      <text:list xml:id="list34513695" text:style-name="L8">
        <text:list-item>
          <text:p text:style-name="P1">Add-on sales</text:p>
          <text:list>
            <text:list-item>
              <text:p text:style-name="P1">Clubhouse area</text:p>
            </text:list-item>
          </text:list>
        </text:list-item>
        <text:list-item>
          <text:p text:style-name="P1">Subscription sales</text:p>
          <text:list>
            <text:list-item>
              <text:p text:style-name="P1">Full game access for monthly fee</text:p>
            </text:list-item>
          </text:list>
        </text:list-item>
        <text:list-item>
          <text:p text:style-name="P1">Advert revenue</text:p>
        </text:list-item>
        <text:list-item>
          <text:p text:style-name="P1">Marketing Partnership</text:p>
          <text:list>
            <text:list-item>
              <text:p text:style-name="P1">Pandoodle.com</text:p>
            </text:list-item>
          </text:list>
        </text:list-item>
        <text:list-item>
          <text:p text:style-name="P1">Tangible/Shippable Merchandise sales</text:p>
          <text:list>
            <text:list-item>
              <text:p text:style-name="P1">T-shirts *****</text:p>
            </text:list-item>
            <text:list-item>
              <text:p text:style-name="P1">Sporting goods</text:p>
            </text:list-item>
            <text:list-item>
              <text:p text:style-name="P1">Shoes</text:p>
            </text:list-item>
            <text:list-item>
              <text:p text:style-name="P1">Backpacks ****</text:p>
            </text:list-item>
            <text:list-item>
              <text:p text:style-name="P1">Action figures</text:p>
            </text:list-item>
            <text:list-item>
              <text:p text:style-name="P1">Decals/Stickers</text:p>
            </text:list-item>
            <text:list-item>
              <text:p text:style-name="P1">Water Bottle (already designed)</text:p>
            </text:list-item>
            <text:list-item>
              <text:p text:style-name="P1">Lunchboxes an d' thermoses</text:p>
            </text:list-item>
            <text:list-item>
              <text:p text:style-name="P1">Character Keychain</text:p>
            </text:list-item>
            <text:list-item>
              <text:p text:style-name="P1"/>
            </text:list-item>
          </text:list>
        </text:list-item>
        <text:list-item>
          <text:p text:style-name="P1">Sponsors sales</text:p>
          <text:list>
            <text:list-item>
              <text:p text:style-name="P1">Product Placement: In game ads and signs</text:p>
            </text:list-item>
            <text:list-item>
              <text:p text:style-name="P1">Product Integration: In game objects as endorsements for sponsors</text:p>
            </text:list-item>
          </text:list>
        </text:list-item>
        <text:list-item>
          <text:p text:style-name="P1">Guitar Hero plug-ins</text:p>
        </text:list-item>
        <text:list-item>
          <text:p text:style-name="P1">Music downloads</text:p>
        </text:list-item>
        <text:list-item>
          <text:p text:style-name="P1">Affliate program</text:p>
          <text:list>
            <text:list-item>
              <text:p text:style-name="P1">Kidmango.com</text:p>
            </text:list-item>
          </text:list>
        </text:list-item>
        <text:list-item>
          <text:p text:style-name="P1">iPhone tie-in apps</text:p>
          <text:list>
            <text:list-item>
              <text:p text:style-name="P1">Stylized one shot 2D sports games</text:p>
            </text:list-item>
            <text:list-item>
              <text:p text:style-name="P1">Fitness trainer</text:p>
            </text:list-item>
          </text:list>
        </text:list-item>
        <text:list-item>
          <text:p text:style-name="P1">Web tie-in apps</text:p>
        </text:list-item>
        <text:list-item>
          <text:p text:style-name="P1">Digital Downloadables</text:p>
          <text:list>
            <text:list-item>
              <text:p text:style-name="P1">Stylized one shot 2D sports games</text:p>
            </text:list-item>
            <text:list-item>
              <text:p text:style-name="P1">Video</text:p>
            </text:list-item>
            <text:list-item>
              <text:p text:style-name="P1">Themes</text:p>
            </text:list-item>
            <text:list-item>
              <text:p text:style-name="P1"><text:soft-page-break/></text:p>
            </text:list-item>
          </text:list>
          <text:p text:style-name="P1"/>
        </text:list-item>
      </text:list>
      <text:p text:style-name="Standard"/>
      <text:p text:style-name="Standard"/>
      <text:p text:style-name="Standard"/>
      <text:list xml:id="list39529033" text:continue-numbering="true" text:style-name="L8">
        <text:list-item>
          <text:p text:style-name="P1">1 Monthes (by end of April)</text:p>
          <text:list>
            <text:list-item>
              <text:p text:style-name="P1">Assemble team</text:p>
            </text:list-item>
            <text:list-item>
              <text:p text:style-name="P1">Launch website</text:p>
            </text:list-item>
          </text:list>
        </text:list-item>
        <text:list-item>
          <text:p text:style-name="P1">3 Monthes (by end of June)</text:p>
          <text:list>
            <text:list-item>
              <text:p text:style-name="P1">Begin adverts</text:p>
            </text:list-item>
            <text:list-item>
              <text:p text:style-name="P1">iPhone game</text:p>
            </text:list-item>
            <text:list-item>
              <text:p text:style-name="P1">T-shirts</text:p>
            </text:list-item>
          </text:list>
        </text:list-item>
        <text:list-item>
          <text:p text:style-name="P1">5 Monthes (by end of August)</text:p>
          <text:list>
            <text:list-item>
              <text:p text:style-name="P1">Full beta launch</text:p>
            </text:list-item>
          </text:list>
        </text:list-item>
        <text:list-item>
          <text:p text:style-name="P1">8 Monthes (by end of November)</text:p>
          <text:list>
            <text:list-item>
              <text:p text:style-name="P1">TV Show launches</text:p>
            </text:list-item>
            <text:list-item>
              <text:p text:style-name="P1">Launch subscriber service</text:p>
            </text:list-item>
            <text:list-item>
              <text:p text:style-name="P1">Launch first add-on content</text:p>
            </text:list-item>
          </text:list>
        </text:list-item>
        <text:list-item>
          <text:p text:style-name="P1">11 Monthes (by end of December)</text:p>
          <text:list>
            <text:list-item>
              <text:p text:style-name="P1">Launch 2nd wave of add-on content</text:p>
            </text:list-item>
          </text:list>
        </text:list-item>
        <text:list-item>
          <text:p text:style-name="P1">13 Monthes</text:p>
          <text:list>
            <text:list-item>
              <text:p text:style-name="P1">Launch 3rd wave of add-on content</text:p>
            </text:list-item>
          </text:list>
        </text:list-item>
      </text:list>
      <text:p text:style-name="Standard"/>
      <text:p text:style-name="Standard">Exhibit is </text:p>
      <text:p text:style-name="Standard"/>
      <text:p text:style-name="Standard">3 year proj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b" fo:country="L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b" fo:country="LU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7T14:27:18.43</meta:creation-date>
    <dc:date>2010-03-17T19:40:50.54</dc:date>
    <meta:editing-duration>PT05H13M29S</meta:editing-duration>
    <meta:editing-cycles>9</meta:editing-cycles>
    <meta:generator>OpenOffice.org/3.2$Win32 OpenOffice.org_project/320m12$Build-9483</meta:generator>
    <meta:document-statistic meta:table-count="0" meta:image-count="0" meta:object-count="0" meta:page-count="3" meta:paragraph-count="101" meta:word-count="341" meta:character-count="1793"/>
  </office:meta>
</office:document-meta>
</file>